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da9ae"/>
    </style:style>
    <style:style style:name="P2" style:family="paragraph" style:parent-style-name="Standard">
      <style:text-properties officeooo:rsid="000602f9" officeooo:paragraph-rsid="000da9ae"/>
    </style:style>
    <style:style style:name="P3" style:family="paragraph" style:parent-style-name="Standard">
      <style:text-properties officeooo:rsid="00063660" officeooo:paragraph-rsid="000da9ae"/>
    </style:style>
    <style:style style:name="P4" style:family="paragraph" style:parent-style-name="Standard">
      <style:text-properties officeooo:rsid="0009b598" officeooo:paragraph-rsid="000da9ae"/>
    </style:style>
    <style:style style:name="P5" style:family="paragraph" style:parent-style-name="Standard">
      <style:text-properties officeooo:rsid="000d7a7a" officeooo:paragraph-rsid="000da9ae"/>
    </style:style>
    <style:style style:name="P6" style:family="paragraph" style:parent-style-name="Standard">
      <style:text-properties officeooo:rsid="000ed519" officeooo:paragraph-rsid="000da9ae"/>
    </style:style>
    <style:style style:name="P7" style:family="paragraph" style:parent-style-name="Standard">
      <style:text-properties officeooo:rsid="000f7d46" officeooo:paragraph-rsid="000f7d46"/>
    </style:style>
    <style:style style:name="T1" style:family="text">
      <style:text-properties officeooo:rsid="000b73b2"/>
    </style:style>
    <style:style style:name="T2" style:family="text">
      <style:text-properties officeooo:rsid="0008d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4">Not a design change but we are using Ruby 1.9.3 for our code development and execution.</text:p>
      <text:p text:style-name="P7">Compilation steps are included in compile.txt for the lab computers.</text:p>
      <text:p text:style-name="P1"/>
      <text:p text:style-name="P2">Overall:</text:p>
      <text:p text:style-name="P2">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2"/>
      <text:p text:style-name="P2">Shell:</text:p>
      <text:p text:style-name="P3">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3"/>
      <text:p text:style-name="P3">Another design change we made was to make our shell just pass commands from the user to the file system via the Shell class. We do not handle keyboard shortcuts or many commands that are not system commands. One example is exit which will not exit the shell.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2"/>
      <text:p text:style-name="P2">Timed Printout:</text:p>
      <text:p text:style-name="P2">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2"/>
      <text:p text:style-name="P2">File Tracker:</text:p>
      <text:p text:style-name="P2">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2"/>
      <text:p text:style-name="P5">Also we changed the order of the arguments for the file tracker functions to be file list and then duration. This was done to allow duration to have a default value of 0 so that actions could be immediately executed by default.</text:p>
      <text:p text:style-name="P5"/>
      <text:p text:style-name="P6">Another change is that we are using imprecise timing in the file tracker before an action is run because the plan was to use the timer printout but due to the errors we ran into with the threading of the timer input we are just using the general Ruby sleep function because we thought that an imprecise sleep <text:soft-page-break/>would be better than spawning a new process for each file tra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 LibreOffice_project/420m0$Build-3</meta:generator>
    <dc:date>2014-10-23T14:40:39.748160517</dc:date>
    <meta:editing-duration>PT11M8S</meta:editing-duration>
    <meta:editing-cycles>9</meta:editing-cycles>
    <meta:document-statistic meta:table-count="0" meta:image-count="0" meta:object-count="0" meta:page-count="2" meta:paragraph-count="14" meta:word-count="642" meta:character-count="3534" meta:non-whitespace-character-count="2905"/>
  </office:meta>
</office:document-meta>
</file>